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Testing" table:style-name="ta1">
        <table:table-column table:style-name="co1" table:default-cell-style-name="ce2"/>
        <table:table-column table:style-name="co2" table:number-columns-repeated="1019" table:default-cell-style-name="ce2"/>
        <table:table-column table:style-name="co3" table:number-columns-repeated="15364"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9" table:style-name="ce2">
            <text:p>9</text:p>
          </table:table-cell>
          <table:table-cell table:number-columns-repeated="16377"/>
        </table:table-row>
        <table:table-row table:style-name="ro2">
          <table:table-cell office:value-type="float" office:value="0" table:style-name="ce2">
            <text:p>0</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_Inscription.1.v0</text:p>
          </table:table-cell>
          <table:table-cell office:value-type="string" table:style-name="ce3">
            <text:p>EmptyCave|#GoldRing.3|#DullMedallion.2</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RustedIronMace.1|#Restorative.r15-30|#Gold.30|#Gold.44|#Gold.2</text:p>
          </table:table-cell>
          <table:table-cell office:value-type="string" table:style-name="ce3">
            <text:p>EmptyCave|!MakeKey.^test.name=Rusty Key.desc=A small, rusty key of unknown purpos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_Chest.1.#Gold:r100-200.#Restorative:r2-5.%locked.^test</text:p>
          </table:table-cell>
          <table:table-cell office:value-type="string" table:style-name="ce3">
            <text:p>EmptyCave|!GoldFromHeaven</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4" table:style-name="ce2">
            <text:p>4</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5" table:style-name="ce2">
            <text:p>5</text:p>
          </table:table-cell>
          <table:table-cell table:number-columns-repeated="5" table:style-name="ce3"/>
          <table:table-cell office:value-type="string" table:style-name="ce3">
            <text:p>Boundary</text:p>
          </table:table-cell>
          <table:table-cell table:number-columns-repeated="16377"/>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Start"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_Inscription.1.v0</text:p>
          </table:table-cell>
          <table:table-cell office:value-type="string" table:style-name="ce3">
            <text:p>EmptyCave|!Block.southeast</text:p>
          </table:table-cell>
          <table:table-cell table:number-columns-repeated="2" table:style-name="ce3"/>
          <table:table-cell office:value-type="string" table:style-name="ce3">
            <text:p>EmptyCave|!Block.southwest</text:p>
          </table:table-cell>
          <table:table-cell office:value-type="string" table:style-name="ce3">
            <text:p>EmptyCave|@Wooden_Chest.1.#Gold:12.!Ch01_Chest_Rumbler_Battle</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_Switch.1.h0.!Ch01_Start_Open_Wall|!Block.east|@Tile_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Block.northwest.southwest|@Tile_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southeast.northeast|@Tile_Description.1.The rock ledge continues to the east and terminates as it reaches the wall. From this vantage point, large mountains can be seen to the northwest, covered in white clouds at their crowns~|@Wall_Switch.1.!Ch01_Bridge_Wall</text:p>
          </table:table-cell>
          <table:table-cell office:value-type="string" table:style-name="ce3">
            <text:p>EmptyCave|!Block.southeast.northeast</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_Chest.1.#Gold:r8-12.#Restorative:r1-3</text:p>
          </table:table-cell>
          <table:table-cell office:value-type="string" table:style-name="ce3">
            <text:p>EmptyCave|#Restorative.1.h0|!Block.northeast</text:p>
          </table:table-cell>
          <table:table-cell table:number-columns-repeated="2" table:style-name="ce3"/>
          <table:table-cell office:value-type="string" table:style-name="ce3">
            <text:p>EmptyCave|!Block.northwest</text:p>
          </table:table-cell>
          <table:table-cell office:value-type="string" table:style-name="ce3">
            <text:p>EmptyCave|@Wooden_Chest.1.#Gold:12|!Block.northwest</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Skeleton.1.#DullMedallion:1.#Gold:r10-30</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1" draw:style-name="a43" draw:name="TextBox 1">
              <svg:title/>
              <svg:desc/>
              <text:p text:style-name="a23" text:class-names="" text:cond-style-name=""><text:span text:style-name="a22" text:class-names="">LEGEND:</text:span></text:p>
              <text:p text:style-name="a25" text:class-names="" text:cond-style-name=""><text:span text:style-name="a24" text:class-names="">$ / spawn npc; &lt;classname&gt;.&lt;count&gt;.&lt;hidden [h(factor)] (leave blank for visible)&gt;</text:span></text:p>
              <text:p text:style-name="a27" text:class-names="" text:cond-style-name=""><text:span text:style-name="a26" text:class-names=""/></text:p>
              <text:p text:style-name="a29" text:class-names="" text:cond-style-name=""><text:span text:style-name="a28" text:class-names="">~ / assign parameter to tile; &lt;param&gt;=&lt;value&gt;</text:span></text:p>
              <text:p text:style-name="a31" text:class-names="" text:cond-style-name=""><text:span text:style-name="a30" text:class-names=""/></text:p>
              <text:p text:style-name="a33" text:class-names="" text:cond-style-name=""><text:span text:style-name="a32" text:class-names=""># / spawn item; &lt;classname&gt;.&lt;count&gt;.&lt;hidden [h(factor)] (leave blank for visible)&gt; - Gold will only spawn (1) pouch with the amount declared</text:span></text:p>
              <text:p text:style-name="a35" text:class-names="" text:cond-style-name=""><text:span text:style-name="a34" text:class-names=""/></text:p>
              <text:p text:style-name="a37" text:class-names="" text:cond-style-name=""><text:span text:style-name="a36" text:class-names="">! / spawn event; &lt;classname&gt;.&lt;repeat? r or blank&gt;.&lt;parallel? p or blank&gt;.&lt;kwargs, blank for none&gt;</text:span></text:p>
              <text:p text:style-name="a39" text:class-names="" text:cond-style-name=""><text:span text:style-name="a38" text:class-names=""/></text:p>
              <text:p text:style-name="a42" text:class-names="" text:cond-style-name=""><text:span text:style-name="a40" text:class-names="">@ / spawn object;<text:s text:c="1"/></text:span><text:span text:style-name="a41"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Verdette_Caverns" table:style-name="ta1">
        <table:table-column table:style-name="co1" table:default-cell-style-name="ce2"/>
        <table:table-column table:style-name="co2" table:number-columns-repeated="1024" table:default-cell-style-name="ce2"/>
        <table:table-column table:style-name="co3" table:number-columns-repeated="15359"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table:style-name="ce2">
            <draw:custom-shape svg:x="0.45747in" svg:y="0.25692in" svg:width="6.7713in" svg:height="4.3024in" draw:z-index="1" draw:id="id2" draw:style-name="a65" draw:name="TextBox 1">
              <svg:title/>
              <svg:desc/>
              <text:p text:style-name="a45" text:class-names="" text:cond-style-name=""><text:span text:style-name="a44" text:class-names="">LEGEND:</text:span></text:p>
              <text:p text:style-name="a47" text:class-names="" text:cond-style-name=""><text:span text:style-name="a46" text:class-names="">$ / spawn npc; &lt;classname&gt;.&lt;count&gt;.&lt;hidden [h(factor)] (leave blank for visible)&gt;</text:span></text:p>
              <text:p text:style-name="a49" text:class-names="" text:cond-style-name=""><text:span text:style-name="a48" text:class-names=""/></text:p>
              <text:p text:style-name="a51" text:class-names="" text:cond-style-name=""><text:span text:style-name="a50" text:class-names="">~ / assign parameter to tile; &lt;param&gt;=&lt;value&gt;</text:span></text:p>
              <text:p text:style-name="a53" text:class-names="" text:cond-style-name=""><text:span text:style-name="a52" text:class-names=""/></text:p>
              <text:p text:style-name="a55" text:class-names="" text:cond-style-name=""><text:span text:style-name="a54" text:class-names=""># / spawn item; &lt;classname&gt;.&lt;count&gt;.&lt;hidden [h(factor)] (leave blank for visible)&gt; - Gold will only spawn (1) pouch with the amount declared</text:span></text:p>
              <text:p text:style-name="a57" text:class-names="" text:cond-style-name=""><text:span text:style-name="a56" text:class-names=""/></text:p>
              <text:p text:style-name="a59" text:class-names="" text:cond-style-name=""><text:span text:style-name="a58" text:class-names="">! / spawn event; &lt;classname&gt;.&lt;repeat? r or blank&gt;.&lt;parallel? p or blank&gt;.&lt;kwargs, blank for none&gt;</text:span></text:p>
              <text:p text:style-name="a61" text:class-names="" text:cond-style-name=""><text:span text:style-name="a60" text:class-names=""/></text:p>
              <text:p text:style-name="a64" text:class-names="" text:cond-style-name=""><text:span text:style-name="a62" text:class-names="">@ / spawn object;<text:s text:c="1"/></text:span><text:span text:style-name="a63"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71"/>
        </table:table-row>
        <table:table-row table:style-name="ro2">
          <table:table-cell office:value-type="float" office:value="0" table:style-name="ce2">
            <text:p>0</text:p>
          </table:table-cell>
          <table:table-cell table:number-columns-repeated="10" table:style-name="ce3"/>
          <table:table-cell office:value-type="string" table:style-name="ce3">
            <text:p>Boundary</text:p>
          </table:table-cell>
          <table:table-cell table:number-columns-repeated="16372"/>
        </table:table-row>
        <table:table-row table:style-name="ro2">
          <table:table-cell office:value-type="float" office:value="1" table:style-name="ce2">
            <text:p>1</text:p>
          </table:table-cell>
          <table:table-cell table:number-columns-repeated="2" table:style-name="ce3"/>
          <table:table-cell office:value-type="string" table:style-name="ce3">
            <text:p>VerdetteRoom</text:p>
          </table:table-cell>
          <table:table-cell table:number-columns-repeated="5" table:style-name="ce3"/>
          <table:table-cell office:value-type="string" table:style-name="ce3">
            <text:p>VerdetteRoom</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2" table:style-name="ce2">
            <text:p>2</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3" table:style-name="ce2">
            <text:p>3</text:p>
          </table:table-cell>
          <table:table-cell table:style-name="ce3"/>
          <table:table-cell office:value-type="string" table:style-name="ce3">
            <text:p>VerdetteRoom</text:p>
          </table:table-cell>
          <table:table-cell table:style-name="ce3"/>
          <table:table-cell office:value-type="string" table:style-name="ce3">
            <text:p>VerdetteRoom|!Block.southeast</text:p>
          </table:table-cell>
          <table:table-cell office:value-type="string" table:style-name="ce3">
            <text:p>VerdetteRoom</text:p>
          </table:table-cell>
          <table:table-cell table:style-name="ce3"/>
          <table:table-cell office:value-type="string" table:style-name="ce3">
            <text:p>VerdetteRoom</text:p>
          </table:table-cell>
          <table:table-cell office:value-type="string" table:style-name="ce3">
            <text:p>VerdetteRoom</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4" table:style-name="ce2">
            <text:p>4</text:p>
          </table:table-cell>
          <table:table-cell table:style-name="ce3"/>
          <table:table-cell office:value-type="string" table:style-name="ce3">
            <text:p>VerdetteRoom</text:p>
          </table:table-cell>
          <table:table-cell table:number-columns-repeated="2" table:style-name="ce3"/>
          <table:table-cell office:value-type="string" table:style-name="ce3">
            <text:p>VerdetteRoom|!Block.northwest</text:p>
          </table:table-cell>
          <table:table-cell table:number-columns-repeated="5" table:style-name="ce3"/>
          <table:table-cell office:value-type="string" table:style-name="ce3">
            <text:p>Boundary</text:p>
          </table:table-cell>
          <table:table-cell table:number-columns-repeated="16372"/>
        </table:table-row>
        <table:table-row table:style-name="ro2">
          <table:table-cell office:value-type="float" office:value="5" table:style-name="ce2">
            <text:p>5</text:p>
          </table:table-cell>
          <table:table-cell table:style-name="ce3"/>
          <table:table-cell office:value-type="string" table:style-name="ce3">
            <text:p>VerdetteRoom|@Wooden_Chest.1.#Gold:r20-30.#Restorative:r1-3</text:p>
          </table:table-cell>
          <table:table-cell table:number-columns-repeated="2" table:style-name="ce3"/>
          <table:table-cell office:value-type="string" table:style-name="ce3">
            <text:p>VerdetteRoom</text:p>
          </table:table-cell>
          <table:table-cell table:style-name="ce3"/>
          <table:table-cell office:value-type="string" table:style-name="ce3">
            <text:p>VerdetteRoom</text:p>
          </table:table-cell>
          <table:table-cell office:value-type="string" table:style-name="ce3">
            <text:p>VerdetteRoom</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6" table:style-name="ce2">
            <text:p>6</text:p>
          </table:table-cell>
          <table:table-cell table:number-columns-repeated="3" table:style-name="ce3"/>
          <table:table-cell office:value-type="string" table:style-name="ce3">
            <text:p>VerdetteRoom</text:p>
          </table:table-cell>
          <table:table-cell table:style-name="ce3"/>
          <table:table-cell office:value-type="string" table:style-name="ce3">
            <text:p>VerdetteRoom</text:p>
          </table:table-cell>
          <table:table-cell office:value-type="string" table:style-name="ce3">
            <text:p>VerdetteRoom</text:p>
          </table:table-cell>
          <table:table-cell office:value-type="string" table:style-name="ce3">
            <text:p>VerdetteRoom</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7" table:style-name="ce2">
            <text:p>7</text:p>
          </table:table-cell>
          <table:table-cell table:number-columns-repeated="3" table:style-name="ce3"/>
          <table:table-cell office:value-type="string" table:style-name="ce3">
            <text:p>VerdetteRoom</text:p>
          </table:table-cell>
          <table:table-cell table:number-columns-repeated="4" table:style-name="ce3"/>
          <table:table-cell office:value-type="string" table:style-name="ce3">
            <text:p>VerdetteRoom</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8" table:style-name="ce2">
            <text:p>8</text:p>
          </table:table-cell>
          <table:table-cell table:number-columns-repeated="3" table:style-name="ce3"/>
          <table:table-cell office:value-type="string" table:style-name="ce3">
            <text:p>VerdetteRoom</text:p>
          </table:table-cell>
          <table:table-cell office:value-type="string" table:style-name="ce3">
            <text:p>VerdetteRoom</text:p>
          </table:table-cell>
          <table:table-cell table:number-columns-repeated="3" table:style-name="ce3"/>
          <table:table-cell office:value-type="string" table:style-name="ce3">
            <text:p>VerdetteRoom</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9" table:style-name="ce2">
            <text:p>9</text:p>
          </table:table-cell>
          <table:table-cell table:style-name="ce3"/>
          <table:table-cell office:value-type="string" table:style-name="ce3">
            <text:p>VerdetteRoom</text:p>
          </table:table-cell>
          <table:table-cell office:value-type="string" table:style-name="ce3">
            <text:p>VerdetteRoom</text:p>
          </table:table-cell>
          <table:table-cell table:number-columns-repeated="7" table:style-name="ce3"/>
          <table:table-cell office:value-type="string" table:style-name="ce3">
            <text:p>Boundary</text:p>
          </table:table-cell>
          <table:table-cell table:number-columns-repeated="16372"/>
        </table:table-row>
        <table:table-row table:style-name="ro2">
          <table:table-cell office:value-type="float" office:value="10" table:style-name="ce2">
            <text:p>10</text:p>
          </table:table-cell>
          <table:table-cell table:number-columns-repeated="10" table:style-name="ce3"/>
          <table:table-cell office:value-type="string" table:style-name="ce3">
            <text:p>Boundary</text:p>
          </table:table-cell>
          <table:table-cell table:number-columns-repeated="16372"/>
        </table:table-row>
        <table:table-row table:number-rows-repeated="104856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330</meta:generator>
    <dc:creator>Alex Egbert</dc:creator>
    <dc:date>2018-06-15T14:54:33Z</dc:date>
    <meta:editing-cycles>1</meta:editing-cycles>
    <meta:editing-duration>PT1712S</meta:editing-duration>
  </office:meta>
</office:document-meta>
</file>